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3ad00"/>
    </style:style>
    <style:style style:name="P8" style:family="paragraph" style:parent-style-name="Standard">
      <style:text-properties officeooo:rsid="00063182" officeooo:paragraph-rsid="00171ab4"/>
    </style:style>
    <style:style style:name="P9" style:family="paragraph" style:parent-style-name="Standard">
      <style:text-properties officeooo:rsid="00063182" officeooo:paragraph-rsid="00189ab7"/>
    </style:style>
    <style:style style:name="P10" style:family="paragraph" style:parent-style-name="Standard">
      <style:text-properties officeooo:rsid="00063182" officeooo:paragraph-rsid="0018cb4b"/>
    </style:style>
    <style:style style:name="P11" style:family="paragraph" style:parent-style-name="Standard">
      <style:text-properties officeooo:rsid="00063182" officeooo:paragraph-rsid="001d0462"/>
    </style:style>
    <style:style style:name="P12" style:family="paragraph" style:parent-style-name="Standard">
      <style:text-properties officeooo:rsid="000d307a" officeooo:paragraph-rsid="000d307a"/>
    </style:style>
    <style:style style:name="P13" style:family="paragraph" style:parent-style-name="Standard">
      <style:text-properties officeooo:rsid="000d307a" officeooo:paragraph-rsid="00171ab4"/>
    </style:style>
    <style:style style:name="P14" style:family="paragraph" style:parent-style-name="Standard">
      <style:text-properties style:text-underline-style="solid" style:text-underline-width="auto" style:text-underline-color="font-color" officeooo:rsid="00063182" officeooo:paragraph-rsid="00063182"/>
    </style:style>
    <style:style style:name="P15"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6"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9"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0"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1"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2"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3" style:family="paragraph" style:parent-style-name="Standard">
      <style:text-properties officeooo:rsid="000dffdc" officeooo:paragraph-rsid="000dffdc"/>
    </style:style>
    <style:style style:name="P24" style:family="paragraph" style:parent-style-name="Standard">
      <style:text-properties officeooo:rsid="000f53db" officeooo:paragraph-rsid="000f53db"/>
    </style:style>
    <style:style style:name="P25" style:family="paragraph" style:parent-style-name="Standard">
      <style:text-properties officeooo:rsid="000f53db" officeooo:paragraph-rsid="00171ab4"/>
    </style:style>
    <style:style style:name="P26" style:family="paragraph" style:parent-style-name="Standard">
      <style:text-properties officeooo:rsid="000fe824" officeooo:paragraph-rsid="000fe824"/>
    </style:style>
    <style:style style:name="P27" style:family="paragraph" style:parent-style-name="Standard">
      <style:text-properties officeooo:paragraph-rsid="000fe824"/>
    </style:style>
    <style:style style:name="P28" style:family="paragraph" style:parent-style-name="Standard">
      <style:text-properties officeooo:rsid="0013ad00" officeooo:paragraph-rsid="0013ad00"/>
    </style:style>
    <style:style style:name="P29" style:family="paragraph" style:parent-style-name="Standard">
      <style:text-properties officeooo:rsid="00171ab4" officeooo:paragraph-rsid="00171ab4"/>
    </style:style>
    <style:style style:name="P30" style:family="paragraph" style:parent-style-name="Standard">
      <style:text-properties officeooo:rsid="00171ab4" officeooo:paragraph-rsid="00189ab7"/>
    </style:style>
    <style:style style:name="P31" style:family="paragraph" style:parent-style-name="Standard">
      <style:text-properties officeooo:rsid="0018cb4b" officeooo:paragraph-rsid="0018cb4b"/>
    </style:style>
    <style:style style:name="P32" style:family="paragraph" style:parent-style-name="Standard">
      <style:text-properties officeooo:rsid="001d0462" officeooo:paragraph-rsid="001d0462"/>
    </style:style>
    <style:style style:name="P33" style:family="paragraph" style:parent-style-name="Standard">
      <style:text-properties officeooo:rsid="00063182" officeooo:paragraph-rsid="00063182"/>
    </style:style>
    <style:style style:name="P34" style:family="paragraph" style:parent-style-name="Standard">
      <style:text-properties officeooo:rsid="00063182" officeooo:paragraph-rsid="001db672"/>
    </style:style>
    <style:style style:name="P35" style:family="paragraph" style:parent-style-name="Standard">
      <style:text-properties officeooo:rsid="001db672" officeooo:paragraph-rsid="001db672"/>
    </style:style>
    <style:style style:name="P36" style:family="paragraph" style:parent-style-name="Standard">
      <style:text-properties fo:font-size="13pt" style:text-underline-style="solid" style:text-underline-width="auto" style:text-underline-color="font-color" fo:font-weight="bold" officeooo:rsid="00063182" officeooo:paragraph-rsid="001db672" style:font-size-asian="13pt" style:font-weight-asian="bold" style:font-size-complex="13pt" style:font-weight-complex="bold"/>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style:style style:name="T25" style:family="text">
      <style:text-properties officeooo:rsid="001d0462"/>
    </style:style>
    <style:style style:name="T26" style:family="text">
      <style:text-properties officeooo:rsid="001db672"/>
    </style:style>
    <style:style style:name="T2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ulti-Word-Int</text:p>
      <text:p text:style-name="P15"/>
      <text:p text:style-name="P5">Multi-Word-Int is a large integer library for the Free Pascal compiler.</text:p>
      <text:p text:style-name="P8">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6"><text:span text:style-name="T9">Large </text:span><text:span text:style-name="T8">Integer Types</text:span></text:p>
      <text:p text:style-name="P16"/>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9">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9"><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29">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30"><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8">The larger the size <text:span text:style-name="T19">of </text:span><text:span text:style-name="T16">M</text:span>ulti_Int_XV <text:span text:style-name="T19">variables</text:span>, the slower the calculations become.</text:p>
      <text:p text:style-name="P8">The <text:span text:style-name="T19">fixed-size </text:span>types Multi_Int_X2, Multi_Int_X3 and Multi_Int_X4 are provided for maximum speed<text:span text:style-name="T7">, t</text:span>he Multi_Int_XV type is provided for maximum flexibility. </text:p>
      <text:p text:style-name="P19"/>
      <text:p text:style-name="P19">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11"><text:span text:style-name="T7">xor :<text:tab/></text:span><text:span text:style-name="T25">bitwise </text:span>exclusive-or</text:p>
      <text:p text:style-name="P32">and :<text:tab/>bitwise And function</text:p>
      <text:p text:style-name="P32">not :<text:tab/>bitwise Not function</text:p>
      <text:p text:style-name="P32">or :<text:tab/>bitwise Or function</text:p>
      <text:p text:style-name="P31">shr :<text:tab/>bit shift right</text:p>
      <text:p text:style-name="P31">shl :<text:tab/>bit shift left</text:p>
      <text:p text:style-name="P10"/>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34">These can be used in expressions in the same was as standard built-in integers.</text:p>
      <text:p text:style-name="P34"/>
      <text:p text:style-name="P35">The bitwise operations are performed on the absolute values. The sign of the result is then calculated according to the following rules:</text:p>
      <text:p text:style-name="P35"><text:span text:style-name="T27">xor</text:span> - if the signs are different, the result is negative, otherwise the result is positive</text:p>
      <text:p text:style-name="P35"><text:span text:style-name="T27">or</text:span> - if the both signs are negative, the result is negative, otherwise the result is positive</text:p>
      <text:p text:style-name="P35"><text:span text:style-name="T27">and</text:span> - if the both signs are negative, the result is negative, otherwise the result is positive</text:p>
      <text:p text:style-name="P35"><text:span text:style-name="T27">not</text:span> - if the sign is positive, the result is negative, otherwise the result is positive</text:p>
      <text:p text:style-name="P36"/>
      <text:p text:style-name="P18">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4"/>
      <text:p text:style-name="P14">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6"/>
      <text:p text:style-name="P26">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6"/>
      <text:p text:style-name="P21">var V:Multi_Int;</text:p>
      <text:p text:style-name="P21">V:=18446744073709551616; <text:s/>// this value is 1 greater than the maximum amount that a uint64 type can contain.</text:p>
      <text:p text:style-name="P22"/>
      <text:p text:style-name="P27"><text:soft-page-break/>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6"/>
      <text:p text:style-name="P21">var V:Multi_Int;</text:p>
      <text:p text:style-name="P21">V:=’18446744073709551616’; <text:s/>// this value is correctly assigned, with no loss of precision.</text:p>
      <text:p text:style-name="P21"/>
      <text:p text:style-name="P26">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8"/>
      <text:p text:style-name="P18">Other operations/functions</text:p>
      <text:p text:style-name="P1"/>
      <text:p text:style-name="P1">The following operations/functions are provided:</text:p>
      <text:p text:style-name="P1">Odd(v)</text:p>
      <text:p text:style-name="P1">Even(v)</text:p>
      <text:p text:style-name="P35">Negative(v)<text:tab/><text:tab/><text:tab/>this returns a boolean</text:p>
      <text:p text:style-name="P1">SqRoot(v,result,remainder)</text:p>
      <text:p text:style-name="P1">Abs(v)</text:p>
      <text:p text:style-name="P10">ShiftUp(v, Nbits)<text:tab/><text:tab/><text:span text:style-name="T23">this function has been replaced by the shl operator</text:span></text:p>
      <text:p text:style-name="P10">ShiftDown(v, Nbits)<text:tab/><text:tab/><text:span text:style-name="T23">this function has been replaced by the shr operator</text:span></text:p>
      <text:p text:style-name="P3">RotateUp(v, Nbits)<text:tab/><text:tab/><text:span text:style-name="T23">this function has been withdrawn</text:span></text:p>
      <text:p text:style-name="P10">RotateDown(v, Nbits)<text:tab/><text:tab/><text:span text:style-name="T23">this function has been withdrawn</text:span></text:p>
      <text:p text:style-name="P3"/>
      <text:p text:style-name="P8">If the SqRoot (square root) function cannot give an exact result, it rounds down, and gives a remainder. <text:span text:style-name="T19">Note that the S</text:span><text:span text:style-name="T23">HL</text:span><text:span text:style-name="T19"> and S</text:span><text:span text:style-name="T23">HR</text:span><text:span text:style-name="T19"> </text:span><text:span text:style-name="T23">operator</text:span><text:span text:style-name="T19">s do not generate overflow exceptions, which is different to the behaviour of the equivalent native code operations.</text:span></text:p>
      <text:p text:style-name="P8"><text:span text:style-name="T5">The </text:span>RotateUp <text:span text:style-name="T5">and </text:span>Rotat<text:span text:style-name="T5">eDown procedures </text:span><text:span text:style-name="T23">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8"/>
      <text:p text:style-name="P18">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7"/>
      <text:p text:style-name="P17">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text:soft-page-break/>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8"/>
      <text:p text:style-name="P18">Technical Notes</text:p>
      <text:p text:style-name="P1"/>
      <text:p text:style-name="P1">The <text:span text:style-name="T19">unit </text:span>code will <text:span text:style-name="T24">n</text:span>o<text:span text:style-name="T24">w</text:span> compile &amp; work correctly in Delphi mode <text:span text:style-name="T24">or</text:span><text:span text:style-name="T7"> ObjFPC </text:span><text:span text:style-name="T17">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3"/>
      <text:p text:style-name="P12">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4"/>
      <text:p text:style-name="P25">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text:span><text:soft-page-break/><text:span text:style-name="T17">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5"/>
      <text:p text:style-name="P25"><text:span text:style-name="T19">The define </text:span>{$define extended_inc_operator} causes the code to attempt to overload the two-parameter Inc operator/procedure, which does not work on all versions of the compiler.</text:p>
      <text:p text:style-name="P1"/>
      <text:p text:style-name="P28">The library code defines two big integer types for internal use only:</text:p>
      <text:p text:style-name="P28"><text:span text:style-name="T6">Multi_Int_X</text:span>5<text:span text:style-name="T6"> :<text:tab/>fixed </text:span>5<text:span text:style-name="T6"> word integer</text:span></text:p>
      <text:p text:style-name="P7"><text:span text:style-name="T16">M</text:span>ulti_Int_X<text:span text:style-name="T17">W</text:span> :<text:tab/><text:span text:style-name="T17">vari</text:span>able multiple word integer <text:span text:style-name="T17">that is one word larger than </text:span><text:span text:style-name="T16">M</text:span>ulti_Int_X<text:span text:style-name="T17">V</text:span></text:p>
      <text:p text:style-name="P28">These types are <text:span text:style-name="T18">requir</text:span>ed by the division routine.</text:p>
      <text:p text:style-name="P28"/>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1">Here is a small Demo Program...</text:p>
      <text:p text:style-name="P20">(*----------------------------*)</text:p>
      <text:p text:style-name="P20">Program hello_multi_int;</text:p>
      <text:p text:style-name="P20">uses Multi_Int;</text:p>
      <text:p text:style-name="P20">type Big_Int= Multi_int_XV;</text:p>
      <text:p text:style-name="P20">var<text:tab/>N,P,R,Q<text:tab/>: Big_Int;</text:p>
      <text:p text:style-name="P20">begin</text:p>
      <text:p text:style-name="P20">// literal numbers &gt; 64bit MAXINT <text:span text:style-name="T19">should</text:span> be specified as strings</text:p>
      <text:p text:style-name="P20">N:= '340282366920938463463374607431768211455'; <text:s/>// equals ((2 ** 128) - 1)</text:p>
      <text:p text:style-name="P20">P:= ((Big_Int(2) ** Big_Int(128)) – 1); // sometimes explicit type casting is necessary</text:p>
      <text:p text:style-name="P20">if ((P - N) &lt;&gt; 0) then writeln('Fail!');</text:p>
      <text:p text:style-name="P20">P:= (N ** 2);</text:p>
      <text:p text:style-name="P20">R:= (P div N);</text:p>
      <text:p text:style-name="P20">if (R &lt;&gt; N) then writeln('Fail!')</text:p>
      <text:p text:style-name="P20">else writeln('R = N = ',R.ToStr);</text:p>
      <text:p text:style-name="P20">sqroot(P,R,Q);</text:p>
      <text:p text:style-name="P20">if (R &lt;&gt; N) or (Q &lt;&gt; 0)</text:p>
      <text:p text:style-name="P20">then writeln('Fail!')</text:p>
      <text:p text:style-name="P20">else writeln('Hex R = N = ',R.ToHex);</text:p>
      <text:p text:style-name="P20">end.</text:p>
      <text:p text:style-name="P20">(*----------------------------*)</text:p>
      <text:p text:style-name="P20"/>
      <text:p text:style-name="P23">Documentation v1.<text:span text:style-name="T26">9</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3-03T11:59:21.803000000</dc:date>
    <meta:editing-duration>PT11H56M40S</meta:editing-duration>
    <meta:editing-cycles>42</meta:editing-cycles>
    <meta:generator>LibreOffice/7.5.5.2$Windows_X86_64 LibreOffice_project/ca8fe7424262805f223b9a2334bc7181abbcbf5e</meta:generator>
    <meta:document-statistic meta:table-count="0" meta:image-count="0" meta:object-count="0" meta:page-count="5" meta:paragraph-count="149" meta:word-count="1772" meta:character-count="11537" meta:non-whitespace-character-count="9855"/>
  </office:meta>
</office:document-meta>
</file>